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paragraph.</text:p>
      <text:p text:style-name="Standard">Second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7-30T09:53:47</meta:creation-date>
    <meta:generator>LibreOffice/3.5$Linux_x86 LibreOffice_project/350m1$Build-2</meta:generator>
    <dc:date>2013-07-30T10:07:16</dc:date>
    <dc:creator>Stefan Merten</dc:creator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33" meta:non-whitespace-character-count="31"/>
  </office:meta>
</office:document-meta>
</file>